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3.543cm"/>
    </style:style>
    <style:style style:name="co4" style:family="table-column">
      <style:table-column-properties fo:break-before="auto" style:column-width="3.985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 fo:padding="0.101cm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Error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t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Arquivo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com nova senha inválida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criar um processo com novo responsável e nova area envolvida com sucesso</text:p>
          </table:table-cell>
          <table:table-cell office:value-type="string" calcext:value-type="string">
            <text:p>TesteProcesso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editar uma edição com sucesso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criar um colaborador com email inválid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o instrutor com sucess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retornar erro ao tentar criar um dia não útil sem data inicial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iled</text:p>
          </table:table-cell>
          <table:table-cell table:style-name="Error" office:value-type="string" calcext:value-type="string">
            <text:p>Colaborador</text:p>
          </table:table-cell>
          <table:table-cell table:style-name="Error" office:value-type="string" calcext:value-type="string">
            <text:p>Deve retornar erro ao tentar criar um colaborador sem cargo</text:p>
          </table:table-cell>
          <table:table-cell table:style-name="Error" office:value-type="string" calcext:value-type="string">
            <text:p>TesteColaboradorSteps</text:p>
          </table:table-cell>
          <table:table-cell table:style-name="Error"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 senha pequena inválid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preencher o campo senha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sem data fin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preencher o campo email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sem senha atual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Criar um colaborador com sucess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com dados inválidos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 email inválid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com nova senha diferente da confirmada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criar um dia não útil sem repetição anua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editar uma edição sem nome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editar um colaborador sem carg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sem confirmar nova senha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criar um dia não úti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editar uma etapa com sucesso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editar um colaborador com sucess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retornar erro ao tentar criar um dia não útil com data inicial inválida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editar a data final de um dia não úti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o gestor com sucess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com data final igual a data inici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sem data inici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sem nome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sem nova senha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Criar um colaborador com mais de um carg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mudar o status de um colaborador com sucess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criar um processo com sucesso</text:p>
          </table:table-cell>
          <table:table-cell office:value-type="string" calcext:value-type="string">
            <text:p>TesteProcesso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editar um colaborador com sucess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tentar criar uma etapa sem nome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criar uma etapa com sucesso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excluir uma etapa sem nome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criar um colaborador sem nome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editar o status de uma edição com sucesso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editar uma edição sem data inici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com data inicial inválida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editar a data de um dia não úti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o admin com sucess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criar um dia não útil sem data fina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dados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criar uma edição com sucesso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criar um colaborador sem email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editar uma edição sem data fin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clonar uma edição com sucesso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retornar erro ao tentar criar um dia não útil sem descriçã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roken</text:p>
          </table:table-cell>
          <table:table-cell table:style-name="Bad" office:value-type="string" calcext:value-type="string">
            <text:p>Perfil</text:p>
          </table:table-cell>
          <table:table-cell table:style-name="Bad" office:value-type="string" calcext:value-type="string">
            <text:p>Deve retornar erro ao tentar editar Perfil com senha atual inválida</text:p>
          </table:table-cell>
          <table:table-cell table:style-name="Bad" office:value-type="string" calcext:value-type="string">
            <text:p>TestePerfilSteps</text:p>
          </table:table-cell>
          <table:table-cell table:style-name="Bad"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tentar editar uma etapa sem nome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editar a descricão de um dia não úti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6T14:50:07.888000000</dc:date>
    <meta:editing-duration>PT10M2S</meta:editing-duration>
    <meta:editing-cycles>2</meta:editing-cycles>
    <meta:generator>LibreOffice/7.3.7.2$Windows_X86_64 LibreOffice_project/e114eadc50a9ff8d8c8a0567d6da8f454beeb84f</meta:generator>
    <meta:document-statistic meta:table-count="1" meta:cell-count="216" meta:object-count="0"/>
  </office:meta>
</office:document-meta>
</file>